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6354in" style:rel-column-width="6222*"/>
    </style:style>
    <style:style style:name="Table1.B" style:family="table-column">
      <style:table-column-properties style:column-width="1.1979in" style:rel-column-width="11730*"/>
    </style:style>
    <style:style style:name="Table1.C" style:family="table-column">
      <style:table-column-properties style:column-width="3.9479in" style:rel-column-width="38660*"/>
    </style:style>
    <style:style style:name="Table1.D" style:family="table-column">
      <style:table-column-properties style:column-width="0.9111in" style:rel-column-width="8923*"/>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style:style>
    <style:style style:name="P4" style:family="paragraph" style:parent-style-name="Text_20_body">
      <style:paragraph-properties fo:break-before="page"/>
    </style:style>
    <style:style style:name="P5" style:family="paragraph" style:parent-style-name="Standard" style:master-page-name="First_20_Page">
      <style:paragraph-properties style:page-number="auto"/>
    </style:style>
    <style:style style:name="P6" style:family="paragraph" style:parent-style-name="Text_20_body" style:list-style-name=""/>
    <style:style style:name="P7" style:family="paragraph" style:parent-style-name="Text_20_body" style:list-style-name="L2"/>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text-properties fo:font-weight="bold" style:font-weight-asian="bold" style:font-weight-complex="bold"/>
    </style:style>
    <style:style style:name="P11" style:family="paragraph" style:parent-style-name="Text_20_body">
      <style:paragraph-properties fo:margin-left="0.9846in" fo:margin-right="0in" fo:text-indent="-0.25in" style:auto-text-indent="false"/>
    </style:style>
    <style:style style:name="P12" style:family="paragraph" style:parent-style-name="Text_20_body" style:list-style-name="L2">
      <style:paragraph-properties fo:margin-left="0.9846in" fo:margin-right="0in" fo:text-indent="-0.25in" style:auto-text-indent="false"/>
    </style:style>
    <style:style style:name="P13" style:family="paragraph" style:parent-style-name="Text_20_body" style:list-style-name="L9">
      <style:paragraph-properties fo:margin-left="0.9846in" fo:margin-right="0in" fo:text-indent="-0.25in" style:auto-text-indent="false"/>
    </style:style>
    <style:style style:name="P14" style:family="paragraph" style:parent-style-name="Text_20_body" style:list-style-name="L9">
      <style:paragraph-properties fo:margin-left="0.9846in" fo:margin-right="0in" fo:text-indent="-0.25in" style:auto-text-indent="false"/>
      <style:text-properties fo:font-weight="normal" style:font-weight-asian="normal" style:font-weight-complex="normal"/>
    </style:style>
    <style:style style:name="P15" style:family="paragraph" style:parent-style-name="Text_20_body" style:list-style-name="L2">
      <style:paragraph-properties fo:margin-left="0.4925in" fo:margin-right="0in" fo:text-indent="-0.25in" style:auto-text-indent="false"/>
    </style:style>
    <style:style style:name="P16"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7" style:family="paragraph" style:list-style-name="L3"/>
    <style:style style:name="P18" style:family="paragraph" style:parent-style-name="Heading_20_1" style:list-style-name="L1"/>
    <style:style style:name="P19" style:family="paragraph" style:parent-style-name="Heading_20_1" style:list-style-name=""/>
    <style:style style:name="P20" style:family="paragraph" style:parent-style-name="Heading_20_1" style:list-style-name="">
      <style:text-properties fo:font-style="normal" fo:font-weight="bold" style:font-style-asian="normal" style:font-weight-asian="bold" style:font-style-complex="normal" style:font-weight-complex="bold"/>
    </style:style>
    <style:style style:name="P21" style:family="paragraph" style:parent-style-name="Heading_20_1" style:list-style-name="L1">
      <style:paragraph-properties fo:break-before="page"/>
    </style:style>
    <style:style style:name="P22" style:family="paragraph" style:parent-style-name="Heading_20_2">
      <style:paragraph-properties fo:break-before="page"/>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6.6925in" style:type="right" style:leader-style="dotted" style:leader-text="."/>
        </style:tab-stops>
      </style:paragraph-properties>
    </style:style>
    <style:style style:name="P25" style:family="paragraph" style:parent-style-name="Contents_20_2">
      <style:paragraph-properties>
        <style:tab-stops>
          <style:tab-stop style:position="6.4957in" style:type="right" style:leader-style="dotted" style:leader-text="."/>
        </style:tab-stops>
      </style:paragraph-properties>
    </style:style>
    <style:style style:name="P26" style:family="paragraph" style:parent-style-name="Contents_20_3">
      <style:paragraph-properties>
        <style:tab-stops>
          <style:tab-stop style:position="6.2992in" style:type="right" style:leader-style="dotted" style:leader-text="."/>
        </style:tab-stops>
      </style:paragraph-properties>
    </style:style>
    <style:style style:name="P2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8" style:family="paragraph">
      <style:paragraph-properties fo:margin-left="0in" fo:margin-right="0in" fo:margin-top="0in" fo:margin-bottom="0in" fo:line-height="100%" fo:text-align="center" fo:text-indent="0in"/>
    </style:style>
    <style:style style:name="P2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30" style:family="paragraph">
      <style:paragraph-properties fo:margin-left="0in" fo:margin-right="0in" fo:margin-top="0in" fo:margin-bottom="0in" fo:line-height="100%" fo:text-align="end" fo:text-indent="0in"/>
    </style:style>
    <style:style style:name="P31" style:family="paragraph">
      <style:paragraph-properties fo:margin-left="0in" fo:margin-right="0in" fo:margin-top="0in" fo:margin-bottom="0in" fo:line-height="100%" fo:text-align="end" fo:text-indent="0in"/>
      <style:text-properties fo:color="#ffffff"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33" style:family="paragraph">
      <style:paragraph-properties fo:margin-left="0in" fo:margin-right="0in" fo:margin-top="0in" fo:margin-bottom="0in" fo:line-height="100%" fo:text-indent="0in"/>
    </style:style>
    <style:style style:name="P34" style:family="paragraph">
      <style:paragraph-properties fo:margin-left="0in" fo:margin-right="0in" fo:margin-top="0in" fo:margin-bottom="0in" fo:line-height="100%" fo:text-indent="0in"/>
      <style:text-properties style:use-window-font-color="true" style:text-outline="false" style:text-line-through-style="none" style:font-name="Arial"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P35" style:family="paragraph">
      <style:paragraph-properties fo:margin-left="0in" fo:margin-right="0in" fo:margin-top="0in" fo:margin-bottom="0in" fo:line-height="100%" fo:text-align="center" fo:text-indent="0in"/>
      <style:text-properties fo:color="#ffffff"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style:use-window-font-color="true" style:text-outline="false" style:text-line-through-style="none" style:font-name="Arial"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3" style:family="text">
      <style:text-properties fo:color="#ffffff"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font-name="Arial"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0080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c90016"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1402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0080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1402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ff630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 draw:marker-end-width="0.1181in" draw:marker-end-center="false" draw:fill="solid" draw:fill-color="#ffb515"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0366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Softwaredokumentation</text:p>
      <text:p text:style-name="P1">Universelle Maschinensteuerung mit Webinterface</text:p>
      <text:p text:style-name="P1"/>
      <text:p text:style-name="P3">Diplomarbeit von:</text:p>
      <text:p text:style-name="P1">Anzinger Martin</text:p>
      <text:p text:style-name="P1">Hahn Florian</text:p>
      <text:p text:style-name="P1"/>
      <text:p text:style-name="P1">26. März 2010</text:p>
      <text:p text:style-name="P1"/>
      <text:p text:style-name="P1"><text:line-break/>Version 0.1</text:p>
      <text:p text:style-name="P1"/>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3">Inhaltsverzeichnis</text:p>
          </text:index-title>
          <text:p text:style-name="P24">1.Externe Komponenten<text:tab/>3</text:p>
          <text:p text:style-name="P25">Hardwareumgebung<text:tab/>3</text:p>
          <text:p text:style-name="P25">Softwareumgebung<text:tab/>3</text:p>
          <text:p text:style-name="P26">FreeRTOS<text:tab/>3</text:p>
          <text:p text:style-name="P26">LWIP<text:tab/>4</text:p>
          <text:p text:style-name="P24">2.Konfiguration<text:tab/>5</text:p>
          <text:p text:style-name="P25">1.1 FreeRTOS<text:tab/>5</text:p>
          <text:p text:style-name="P26">Tasks<text:tab/>5</text:p>
          <text:p text:style-name="P26">Queues<text:tab/>5</text:p>
          <text:p text:style-name="P25">1.2 LWIP<text:tab/>5</text:p>
          <text:p text:style-name="P25">1.3 LumWeb<text:tab/>5</text:p>
          <text:p text:style-name="P24">3.Lumweb<text:tab/>6</text:p>
          <text:p text:style-name="P25">Webserver<text:tab/>7</text:p>
          <text:p text:style-name="P25">Webclient<text:tab/>8</text:p>
          <text:p text:style-name="P26">3.1 Interface<text:tab/>8</text:p>
          <text:p text:style-name="P25">ComTask<text:tab/>9</text:p>
          <text:p text:style-name="P26">3.1 Interface<text:tab/>9</text:p>
        </text:index-body>
      </text:table-of-content>
      <text:h text:style-name="Heading_20_1" text:outline-level="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ersion</text:p>
          </table:table-cell>
          <table:table-cell table:style-name="Table1.A1" office:value-type="string">
            <text:p text:style-name="Table_20_Contents">Datum</text:p>
          </table:table-cell>
          <table:table-cell table:style-name="Table1.A1" office:value-type="string">
            <text:p text:style-name="Table_20_Contents">Änderung</text:p>
          </table:table-cell>
          <table:table-cell table:style-name="Table1.D1" office:value-type="string">
            <text:p text:style-name="Table_20_Contents">Autor</text:p>
          </table:table-cell>
        </table:table-row>
        <table:table-row>
          <table:table-cell table:style-name="Table1.A2" office:value-type="string">
            <text:p text:style-name="Table_20_Contents">0.1</text:p>
          </table:table-cell>
          <table:table-cell table:style-name="Table1.A2" office:value-type="string">
            <text:p text:style-name="Table_20_Contents">23.03.2010</text:p>
          </table:table-cell>
          <table:table-cell table:style-name="Table1.A2" office:value-type="string">
            <text:p text:style-name="Table_20_Contents">Erstellen der SW Doku</text:p>
          </table:table-cell>
          <table:table-cell table:style-name="Table1.D2" office:value-type="string">
            <text:p text:style-name="Table_20_Contents">Anzinger Hahn</text:p>
          </table:table-cell>
        </table:table-row>
      </table:table>
      <text:p text:style-name="Text_20_body"/>
      <text:p text:style-name="P4"/>
      <text:list xml:id="list1138067159" text:style-name="L1">
        <text:list-item>
          <text:h text:style-name="P18" text:outline-level="1">Externe Komponenten</text:h>
        </text:list-item>
      </text:list>
      <text:h text:style-name="P6" text:outline-level="1"/>
      <text:h text:style-name="Heading_20_2" text:outline-level="2">Hardwareumgebung</text:h>
      <text:p text:style-name="Text_20_body">Als Entwicklungssystem wurde ein LuminaryMicro <text:a xlink:type="simple" xlink:href="http://www.luminarymicro.com/products/dk-lm3s9b96.html">DK-LM3S9B96</text:a> verwendent. </text:p>
      <text:p text:style-name="Text_20_body">Wichtige Eckdaten:</text:p>
      <text:list xml:id="list1060228038" text:style-name="L2">
        <text:list-item>
          <text:p text:style-name="P7">3.5“ Farb-LCD </text:p>
        </text:list-item>
        <text:list-item>
          <text:p text:style-name="P12">Auflösung: 320 x 240</text:p>
        </text:list-item>
        <text:list-item>
          <text:p text:style-name="P12">Resistiver Touchscreen</text:p>
        </text:list-item>
        <text:list-item>
          <text:p text:style-name="P15">80 MHz LM3S9B9 uC</text:p>
        </text:list-item>
        <text:list-item>
          <text:p text:style-name="P12">256kB Flash</text:p>
        </text:list-item>
        <text:list-item>
          <text:p text:style-name="P12">96kB Sram</text:p>
        </text:list-item>
        <text:list-item>
          <text:p text:style-name="P12">integrierter Ethernet Controller</text:p>
        </text:list-item>
        <text:list-item>
          <text:p text:style-name="P12">Card Reader</text:p>
        </text:list-item>
        <text:list-item>
          <text:p text:style-name="P12">ARM Cortex 3M CPU</text:p>
        </text:list-item>
      </text:list>
      <text:p text:style-name="P11"/>
      <text:h text:style-name="Heading_20_2" text:outline-level="2">Softwareumgebung</text:h>
      <text:h text:style-name="Heading_20_3" text:outline-level="3">FreeRTOS</text:h>
      <text:p text:style-name="Text_20_body">Als Betriebssystem wird das in C geschriebene Open Source Realtime Operatring System <text:a xlink:type="simple" xlink:href="http://www.freertos.org/">FreeRTOS</text:a> verwendet, da es lizenzfrei verwendet werden kann und als sehr stabil gil. Als Entwicklungssystem wurde eine ARM Cortext 3M CPU verwendet, FreeRTOS ist aber für viele verschiedene Hardwareplattformen verfügbar:</text:p>
      <text:list xml:id="list243709329" text:style-name="L3">
        <text:list-item>
          <text:p>Mikrocontroller mit ARM-Cortex-M3-Architektur </text:p>
        </text:list-item>
        <text:list-item>
          <text:p>Mikrocontroller mit ARM7-Architektur</text:p>
        </text:list-item>
        <text:list-item>
          <text:p>Atmel AVR und Atmel AVR32 </text:p>
        </text:list-item>
        <text:list-item>
          <text:p>Freescale Semiconductor HCS12-Familie und Coldfire V2 </text:p>
        </text:list-item>
        <text:list-item>
          <text:p>Xilinx MicroBlaze und PowerPC PPC405 </text:p>
        </text:list-item>
        <text:list-item>
          <text:p>Texas Instruments MSP430 </text:p>
        </text:list-item>
        <text:list-item>
          <text:p>Microchip Technology PIC18, PIC24, dsPIC, PIC32 </text:p>
        </text:list-item>
        <text:list-item>
          <text:p>Renesas H8/S SuperH </text:p>
        </text:list-item>
        <text:list-item>
          <text:p>Fujitsu MB91460 32bit und MB96340 16bit </text:p>
        </text:list-item>
        <text:list-item>
          <text:p>NEC V850ES 32bit und 78K0R 16bit </text:p>
        </text:list-item>
      </text:list>
      <text:p text:style-name="Text_20_body"><text:soft-page-break/>Um Netzwerkanfragen, die grafische Darstellung am Display und die Ansteuerung der Maschine quasi-parallel realisieren zu können wird eine Multitaskingumgebung benötigt. FreeRTOS bietet diese Umgebung in Kombination mit Queues zur Interprocesskommunikation. </text:p>
      <text:h text:style-name="Heading_20_3" text:outline-level="3">LWIP</text:h>
      <text:p text:style-name="Text_20_body">Als Netzwerkstack wird LWIP verwendet, da dieser gegenüber uIP viele Vorteile bietet. Dazu zählen DHCP Unterstützung und die Möglichkeit mehrere TCP Ports zu verwenden. Dadurch können Web Client und Web Server auf dem selben System implementiert werden.</text:p>
      <text:p text:style-name="Text_20_body"/>
      <text:p text:style-name="Text_20_body"/>
      <text:list xml:id="list829223212" text:continue-list="list1138067159" text:style-name="L1">
        <text:list-item>
          <text:h text:style-name="P21" text:outline-level="1">Konfiguration</text:h>
        </text:list-item>
      </text:list>
      <text:p text:style-name="Text_20_body"/>
      <text:p text:style-name="Text_20_body"/>
      <text:h text:style-name="Heading_20_2" text:outline-level="2">1.1<text:tab/>FreeRTOS</text:h>
      <text:p text:style-name="Text_20_body"/>
      <text:p text:style-name="Text_20_body">Die global Konfiguration für FreeRTOS befindet sich in in der Header Datei uInterface/FreeRTOSConfig.h . In der Datei wird das Verhalten von FreeRTOS konfiguriert.</text:p>
      <text:h text:style-name="Heading_20_3" text:outline-level="3"/>
      <text:h text:style-name="Heading_20_3" text:outline-level="3">Tasks</text:h>
      <text:p text:style-name="Text_20_body">Alle taskspezitischen Einstellungen, wie Stack Größe, Task Name, Task Priorität und Task Handler werden in der </text:p>
      <text:h text:style-name="Heading_20_3" text:outline-level="3">Queues</text:h>
      <text:p text:style-name="Text_20_body"/>
      <text:h text:style-name="Heading_20_2" text:outline-level="2">1.2<text:tab/>LWIP</text:h>
      <text:p text:style-name="Text_20_body"/>
      <text:h text:style-name="Heading_20_2" text:outline-level="2">1.3<text:tab/>LumWeb</text:h>
      <text:h text:style-name="P19" text:outline-level="1"/>
      <text:h text:style-name="P19" text:outline-level="1"/>
      <text:h text:style-name="P19" text:outline-level="1"/>
      <text:list xml:id="list285220270" text:continue-numbering="true" text:style-name="L1">
        <text:list-item>
          <text:h text:style-name="P21" text:outline-level="1">Lumweb</text:h>
        </text:list-item>
      </text:list>
      <text:p text:style-name="Text_20_body"/>
      <text:p text:style-name="Text_20_body">Lumweb besteht aus 3 Komponenten:</text:p>
      <text:list xml:id="list2007031866" text:style-name="L8">
        <text:list-item>
          <text:p text:style-name="P9">Webserver: </text:p>
        </text:list-item>
        <text:list-item>
          <text:p text:style-name="P9">Webclient: stellt HTML Interface Seiten auf Touchscreen dar</text:p>
        </text:list-item>
        <text:list-item>
          <text:p text:style-name="P9">ComTask: verwaltet die Kommunikation zwischen Webserver und der Maschine.</text:p>
        </text:list-item>
      </text:list>
      <text:p text:style-name="Text_20_body"/>
      <text:h text:style-name="Heading_20_2" text:outline-level="2">Konzept</text:h>
      <text:p text:style-name="Text_20_body"/>
      <text:p text:style-name="Text_20_body">Das Ziel von LumWeb ist, die Vereinfachung der Userinterface-Erstellung</text:p>
      <text:p text:style-name="Text_20_body"><draw:g text:anchor-type="paragraph" draw:z-index="0" draw:style-name="gr1"><draw:custom-shape draw:style-name="gr2" draw:text-style-name="P27" svg:width="2.4567in" svg:height="5.7087in" svg:x="1.0508in" svg:y="0.0811in"><text:p/><draw:enhanced-geometry svg:viewBox="0 0 21600 21600" draw:type="rectangle" draw:enhanced-path="M 0 0 L 21600 0 21600 21600 0 21600 0 0 Z N"/></draw:custom-shape><draw:custom-shape draw:style-name="gr3" draw:text-style-name="P29" svg:width="0.5685in" svg:height="1.3051in" svg:x="2.1425in" svg:y="1.3858in"><text:p text:style-name="P28"><text:span text:style-name="T2">Web-</text:span><text:span text:style-name="T2"><text:line-break/></text:span><text:span text:style-name="T2">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31" svg:width="1.5925in" svg:height="2.2835in" svg:x="-0.6555in" svg:y="0.8965in"><text:p text:style-name="P30"><text:span text:style-name="T3">Maschine/</text:span><text:span text:style-name="T3"><text:line-break/></text:span><text:span text:style-name="T3">Heizu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32" svg:width="0.9098in" svg:height="1.3043in" svg:x="1.9835in" svg:y="4.1591in"><text:p text:style-name="P28"><text:span text:style-name="T4">Graphisches</text:span><text:span text:style-name="T4"><text:line-break/></text:span><text:span text:style-name="T4">Userinterface</text:span><text:span text:style-name="T4"><text:line-break/></text:span><text:span text:style-name="T4"><text:line-break/></text:span><text:span text:style-name="T4">Touchscreen</text:span></text:p><draw:enhanced-geometry svg:viewBox="0 0 21600 21600" draw:type="rectangle" draw:enhanced-path="M 0 0 L 21600 0 21600 21600 0 21600 0 0 Z N"/></draw:custom-shape><draw:frame draw:style-name="gr6" draw:text-style-name="P34" svg:width="2.3378in" svg:height="0.3496in" svg:x="1.1555in" svg:y="0.2929in"><draw:text-box><text:p text:style-name="P33"><text:span text:style-name="T5">Luminary LM3S9B96</text:span></text:p></draw:text-box></draw:frame><draw:custom-shape draw:style-name="gr7" draw:text-style-name="P32" svg:width="0.6362in" svg:height="0.3268in" svg:x="2.0744in" svg:y="1.0594in"><text:p text:style-name="P28"><text:span text:style-name="T4">MicroSD</text:span></text:p><draw:enhanced-geometry svg:viewBox="0 0 21600 21600" draw:mirror-horizontal="false" draw:mirror-vertical="false" draw:type="rectangle" draw:enhanced-path="M 0 0 L 21600 0 21600 21600 0 21600 0 0 Z N"/></draw:custom-shape><draw:custom-shape draw:style-name="gr8" draw:text-style-name="P29" svg:width="0.3413in" svg:height="0.4894in" svg:x="3.3929in" svg:y="1.7122in"><text:p text:style-name="P28"><text:span text:style-name="T2">LAN</text:span></text:p><draw:enhanced-geometry svg:viewBox="0 0 21600 21600" draw:type="rectangle" draw:enhanced-path="M 0 0 L 21600 0 21600 21600 0 21600 0 0 Z N"/></draw:custom-shape><draw:custom-shape draw:style-name="gr9" draw:text-style-name="P27" svg:width="2.0469in" svg:height="2.7732in" svg:x="4.3488in" svg:y="0.0811in"><text:p/><draw:enhanced-geometry svg:viewBox="0 0 21600 21600" draw:type="rectangle" draw:enhanced-path="M 0 0 L 21600 0 21600 21600 0 21600 0 0 Z N"/></draw:custom-shape><draw:custom-shape draw:style-name="gr10" draw:text-style-name="P32" svg:width="0.9098in" svg:height="1.3051in" svg:x="4.9165in" svg:y="1.2228in"><text:p text:style-name="P28"><text:span text:style-name="T4">Graphisches</text:span><text:span text:style-name="T4"><text:line-break/></text:span><text:span text:style-name="T4">Userinterface</text:span><text:span text:style-name="T4"><text:line-break/></text:span><text:span text:style-name="T4"><text:line-break/></text:span><text:span text:style-name="T4">Touchscreen</text:span></text:p><draw:enhanced-geometry svg:viewBox="0 0 21600 21600" draw:type="rectangle" draw:enhanced-path="M 0 0 L 21600 0 21600 21600 0 21600 0 0 Z N"/></draw:custom-shape><draw:frame draw:style-name="gr11" draw:text-style-name="P34" svg:width="2.3378in" svg:height="0.3496in" svg:x="4.3055in" svg:y="0.2776in"><draw:text-box><text:p text:style-name="P33"><text:span text:style-name="T5">Luminary LM3S9B96</text:span></text:p></draw:text-box></draw:frame><draw:custom-shape draw:style-name="gr12" draw:text-style-name="P29" draw:id="id1" svg:width="0.3413in" svg:height="0.4894in" svg:x="4.2346in" svg:y="1.7122in"><text:p text:style-name="P28"><text:span text:style-name="T2">LAN</text:span></text:p><draw:enhanced-geometry svg:viewBox="0 0 21600 21600" draw:type="rectangle" draw:enhanced-path="M 0 0 L 21600 0 21600 21600 0 21600 0 0 Z N"/></draw:custom-shape><draw:custom-shape draw:style-name="gr13" draw:text-style-name="P27" svg:width="2.0469in" svg:height="2.7724in" svg:x="4.3488in" svg:y="3.0173in"><text:p/><draw:enhanced-geometry svg:viewBox="0 0 21600 21600" draw:type="rectangle" draw:enhanced-path="M 0 0 L 21600 0 21600 21600 0 21600 0 0 Z N"/></draw:custom-shape><draw:custom-shape draw:style-name="gr14" draw:text-style-name="P32" svg:width="0.9098in" svg:height="1.3043in" svg:x="4.9165in" svg:y="4.1591in"><text:p text:style-name="P28"><text:span text:style-name="T4">Graphisches</text:span><text:span text:style-name="T4"><text:line-break/></text:span><text:span text:style-name="T4">Userinterface</text:span></text:p><text:p text:style-name="P28"><text:span text:style-name="T4">im Web-</text:span><text:span text:style-name="T4"><text:line-break/></text:span><text:span text:style-name="T4">browser</text:span></text:p><draw:enhanced-geometry svg:viewBox="0 0 21600 21600" draw:type="rectangle" draw:enhanced-path="M 0 0 L 21600 0 21600 21600 0 21600 0 0 Z N"/></draw:custom-shape><draw:frame draw:style-name="gr15" draw:text-style-name="P34" svg:width="2.2343in" svg:height="0.3496in" svg:x="4.2661in" svg:y="3.4756in"><draw:text-box><text:p text:style-name="P33"><text:span text:style-name="T5">PC mit Webbrowser</text:span></text:p></draw:text-box></draw:frame><draw:custom-shape draw:style-name="gr16" draw:text-style-name="P29" svg:width="0.3413in" svg:height="0.4898in" svg:x="4.2346in" svg:y="4.6476in"><text:p text:style-name="P28"><text:span text:style-name="T2">LAN</text:span></text:p><draw:enhanced-geometry svg:viewBox="0 0 21600 21600" draw:type="rectangle" draw:enhanced-path="M 0 0 L 21600 0 21600 21600 0 21600 0 0 Z N"/></draw:custom-shape><draw:line draw:style-name="gr17" draw:text-style-name="P27" svg:x1="4.0071in" svg:y1="1.9732in" svg:x2="4.0071in" svg:y2="4.9091in"><text:p/></draw:line><draw:line draw:style-name="gr18" draw:text-style-name="P27" svg:x1="4.0071in" svg:y1="4.9091in" svg:x2="4.2346in" svg:y2="4.9091in"><text:p/></draw:line><draw:line draw:style-name="gr19" draw:text-style-name="P35" svg:x1="2.711in" svg:y1="1.9732in" svg:x2="3.3933in" svg:y2="1.9732in"><text:p text:style-name="P28"><text:span text:style-name="T3">HTTP</text:span></text:p></draw:line><draw:line draw:style-name="gr20" draw:text-style-name="P35" svg:x1="0.937in" svg:y1="2.0382in" svg:x2="1.7331in" svg:y2="2.0382in"><text:p text:style-name="P28"><text:span text:style-name="T3">CAN</text:span></text:p></draw:line><draw:line draw:style-name="gr21" draw:text-style-name="P35" svg:x1="2.461in" svg:y1="2.6909in" svg:x2="2.461in" svg:y2="3.8327in"><text:p text:style-name="P28"><text:span text:style-name="T3">HTTP</text:span></text:p></draw:line><draw:custom-shape draw:style-name="gr22" draw:text-style-name="P29" svg:width="0.5012in" svg:height="1.3051in" svg:x="1.6417in" svg:y="1.3858in"><text:p text:style-name="P28"><text:span text:style-name="T2">Com-</text:span><text:span text:style-name="T2"><text:line-break/></text:span><text:span text:style-name="T2">Tas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3" draw:text-style-name="P29" svg:x1="3.7346in" svg:y1="1.9732in" svg:x2="4.235in" svg:y2="1.9732in"><text:p text:style-name="P28"><text:span text:style-name="T2">HTTP</text:span></text:p></draw:line><draw:custom-shape draw:style-name="gr24" draw:text-style-name="P27" svg:width="0.9098in" svg:height="0.3268in" svg:x="1.9835in" svg:y="3.8327in"><text:p text:style-name="P28"><text:span text:style-name="T6">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5" draw:text-style-name="P32" svg:width="0.9098in" svg:height="0.3378in" svg:x="1.9835in" svg:y="3.8213in"><text:p text:style-name="P28"><text:span text:style-name="T4">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6" draw:text-style-name="P32" draw:id="id2" svg:width="0.9098in" svg:height="0.3268in" svg:x="4.9165in" svg:y="0.8965in"><text:p text:style-name="P28"><text:span text:style-name="T4">HTTP-Client</text:span></text:p><draw:enhanced-geometry svg:viewBox="0 0 21600 21600" draw:path-stretchpoint-x="10800" draw:path-stretchpoint-y="10800" draw:text-areas="?f3 ?f4 ?f5 ?f6" draw:type="round-rectangle" draw:modifiers="4963.0369630369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7" draw:text-style-name="P27" svg:x1="4.5756in" svg:y1="1.9567in" svg:x2="4.9165in" svg:y2="1.0594in" draw:start-shape="id1" draw:start-glue-point="1" draw:end-shape="id2" draw:end-glue-point="3" svg:d="m6589 2817h283v-704h-76v-588h284"><text:p/></draw:connector><draw:line draw:style-name="gr28" draw:text-style-name="P27" svg:x1="4.576in" svg:y1="4.9091in" svg:x2="4.9173in" svg:y2="4.9091in"><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2" text:outline-level="2">Webserver</text:h>
      <text:p text:style-name="Text_20_body"/>
      <text:p text:style-name="Text_20_body">Der Webserver stellt die zentrale Komponente des System dar. Der LumWeb Webserver ist eine modifizierte Version des LWIP Webservers. </text:p>
      <text:p text:style-name="Text_20_body">Zu den Modifikationen zählen:</text:p>
      <text:list xml:id="list761779796" text:style-name="L7">
        <text:list-item>
          <text:p text:style-name="P8">Unterstützung von SSI Paramtern</text:p>
        </text:list-item>
        <text:list-item>
          <text:p text:style-name="P8">zahlreiche neue SSI Tags (siehe Dokumentation SSI Tags)</text:p>
        </text:list-item>
        <text:list-item>
          <text:p text:style-name="P8">CGI Routine zum Speichern von Werten vai ComTask</text:p>
        </text:list-item>
      </text:list>
      <text:p text:style-name="Text_20_body"/>
      <text:h text:style-name="Heading_20_4" text:outline-level="4">Vorhandene SSI Tags</text:h>
      <text:h text:style-name="Heading_20_5" text:outline-level="5">DateTime</text:h>
      <text:p text:style-name="Text_20_body">Gibt die aktuelle Uhrzeit aus.</text:p>
      <text:list xml:id="list1206703287" text:style-name="L9">
        <text:list-item>
          <text:p text:style-name="P10">Tag</text:p>
        </text:list-item>
        <text:list-item>
          <text:p text:style-name="P13"><text:s/>&lt;!--#DateTime--&gt;</text:p>
        </text:list-item>
        <text:list-item>
          <text:p text:style-name="P10">Parameter</text:p>
        </text:list-item>
        <text:list-item>
          <text:p text:style-name="P14">keine</text:p>
        </text:list-item>
      </text:list>
      <text:h text:style-name="Heading_20_5" text:outline-level="5">NumberInputField</text:h>
      <text:p text:style-name="Text_20_body">Erzeugt ein HTML Text Feld samt + und - Buttons</text:p>
      <text:list xml:id="list1161385214" text:continue-numbering="true" text:style-name="L9">
        <text:list-item>
          <text:p text:style-name="P10">Tag</text:p>
        </text:list-item>
        <text:list-item>
          <text:p text:style-name="P13"><text:s/>&lt;!--#NumberInputField id=foo label=bar--&gt;</text:p>
        </text:list-item>
        <text:list-item>
          <text:p text:style-name="P13"><text:s/>&lt;!--#NumberInputField id=foo label=bar max=24 min=0--&gt;</text:p>
        </text:list-item>
        <text:list-item>
          <text:p text:style-name="P10">Parameter</text:p>
        </text:list-item>
        <text:list-item>
          <text:p text:style-name="P14">id: Canbus ID</text:p>
        </text:list-item>
        <text:list-item>
          <text:p text:style-name="P14">label: Name des Labels</text:p>
        </text:list-item>
        <text:list-item>
          <text:p text:style-name="P14">max: Maximalwert <text:span text:style-name="T1">(optional)</text:span></text:p>
        </text:list-item>
        <text:list-item>
          <text:p text:style-name="P14">min: Minimalwert <text:span text:style-name="T1">(optional)</text:span></text:p>
        </text:list-item>
      </text:list>
      <text:h text:style-name="Heading_20_5" text:outline-level="5">SubmitInputField</text:h>
      <text:p text:style-name="Text_20_body">Erzeugt einen HTML Button zum Speichern der Werte</text:p>
      <text:list xml:id="list46885115" text:continue-numbering="true" text:style-name="L9">
        <text:list-item>
          <text:p text:style-name="P10">Tag</text:p>
        </text:list-item>
        <text:list-item>
          <text:p text:style-name="P13"><text:s/>&lt;!--#SubmitInputField label=foo ajax_id=bar--&gt;</text:p>
        </text:list-item>
        <text:list-item>
          <text:p text:style-name="P10">Parameter</text:p>
        </text:list-item>
        <text:list-item>
          <text:p text:style-name="P14">label: Name des Labels</text:p>
        </text:list-item>
        <text:list-item>
          <text:p text:style-name="P14"><text:soft-page-break/>ajax_id: Id des zu Speichernden Formulars</text:p>
        </text:list-item>
      </text:list>
      <text:h text:style-name="Heading_20_1" text:outline-level="1"/>
      <text:h text:style-name="Heading_20_5" text:outline-level="5">SavedParams</text:h>
      <text:p text:style-name="Text_20_body">Gibt die Anzahl der zuletzt gespeicherten Parameter aus.</text:p>
      <text:list xml:id="list1493617418" text:continue-numbering="true" text:style-name="L9">
        <text:list-item>
          <text:p text:style-name="P10">Tag</text:p>
        </text:list-item>
        <text:list-item>
          <text:p text:style-name="P13"><text:s/>&lt;!--#SavedParams--&gt;</text:p>
        </text:list-item>
        <text:list-item>
          <text:p text:style-name="P10">Parameter</text:p>
        </text:list-item>
        <text:list-item>
          <text:p text:style-name="P14">keine</text:p>
        </text:list-item>
      </text:list>
      <text:h text:style-name="Heading_20_5" text:outline-level="5">CheckboxInputField</text:h>
      <text:p text:style-name="Text_20_body">Erzeugt eine HTML Checkbox.</text:p>
      <text:list xml:id="list1077188404" text:continue-numbering="true" text:style-name="L9">
        <text:list-item>
          <text:p text:style-name="P10">Tag</text:p>
        </text:list-item>
        <text:list-item>
          <text:p text:style-name="P13"><text:s/>&lt;!--#CheckboxInputField--&gt;</text:p>
        </text:list-item>
        <text:list-item>
          <text:p text:style-name="P10">Parameter</text:p>
        </text:list-item>
        <text:list-item>
          <text:p text:style-name="P14">id: Canbus ID</text:p>
        </text:list-item>
        <text:list-item>
          <text:p text:style-name="P14">label: Name des Labels</text:p>
        </text:list-item>
      </text:list>
      <text:p text:style-name="P16"/>
      <text:p text:style-name="Text_20_body"/>
      <text:h text:style-name="P22" text:outline-level="2"><text:bookmark-start text:name="_Toc183831912"/>W<text:bookmark-end text:name="_Toc183831912"/>ebclient</text:h>
      <text:h text:style-name="Heading_20_3" text:outline-level="3">3.1<text:tab/>Interface</text:h>
      <text:h text:style-name="P19" text:outline-level="1"/>
      <text:h text:style-name="P22" text:outline-level="2"><text:bookmark-start text:name="_Toc1838319121"/>C<text:bookmark-end text:name="_Toc1838319121"/>omTask</text:h>
      <text:h text:style-name="Heading_20_3" text:outline-level="3">3.1<text:tab/>Interface</text:h>
      <text:h text:style-name="P2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3335in" fo:margin-bottom="0in"/>
      <style:text-properties fo:color="#000000" fo:font-size="18pt" fo:letter-spacing="0.0035in" style:text-underline-style="solid" style:text-underline-width="auto" style:text-underline-color="font-color" fo:font-weight="bold" style:font-size-asian="18pt" style:font-weight-asian="bold"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791in" fo:margin-bottom="0.515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Software Dokumentation: Universelle Maschinensteuerung mit Webinterface<text:tab/>26.03.2010</text:p>
      </style:header>
      <style:footer>
        <text:p text:style-name="Footer">Anzinger Martin, Hahn Florian<text:tab/><text:tab/>Seite <text:page-number text:select-page="current">5</text:page-number> von <text:page-count>10</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18T11:12:29</meta:creation-date>
    <dc:date>2010-03-26T13:33:59</dc:date>
    <meta:editing-duration>PT05H48M27S</meta:editing-duration>
    <meta:editing-cycles>57</meta:editing-cycles>
    <meta:generator>OpenOffice.org/3.2$Unix OpenOffice.org_project/320m12$Build-9483</meta:generator>
    <meta:document-statistic meta:table-count="1" meta:image-count="0" meta:object-count="0" meta:page-count="10" meta:paragraph-count="126" meta:word-count="576" meta:character-count="3805"/>
    <meta:user-defined meta:name="Info 1"/>
    <meta:user-defined meta:name="Info 2"/>
    <meta:user-defined meta:name="Info 3"/>
    <meta:user-defined meta:name="Info 4"/>
  </office:meta>
</office:document-meta>
</file>